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4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ackground-color="#dddddd" fo:border="0.74pt solid #000000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2">
      <style:table-cell-properties fo:background-color="#dddddd" fo:border="0.99pt solid #000000"/>
    </style:style>
    <style:style style:name="ce28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1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20" office:value-type="string" calcext:value-type="string">
            <text:p>Yards</text:p>
          </table:table-cell>
          <table:table-cell table:style-name="Default"/>
          <table:table-cell table:style-name="ce27" office:value-type="string" calcext:value-type="string">
            <text:p>Vehicles Per Hour</text:p>
          </table:table-cell>
          <table:table-cell table:style-name="ce12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5" calcext:value-type="float">
            <text:p>305.52</text:p>
          </table:table-cell>
          <table:table-cell table:style-name="ce27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Default"/>
          <table:table-cell table:style-name="ce27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7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27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7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12" office:value-type="string" calcext:value-type="string">
            <text:p>10mins</text:p>
          </table:table-cell>
          <table:table-cell table:number-columns-repeated="2"/>
          <table:table-cell table:style-name="ce27" office:value-type="string" calcext:value-type="string">
            <text:p>MinSpeed MPH</text:p>
          </table:table-cell>
          <table:table-cell table:style-name="ce12" table:formula="of:=(MIN([.$I$10:.$I$13]))" office:value-type="float" office:value="12.7840909090909" calcext:value-type="float">
            <text:p>12.78</text:p>
          </table:table-cell>
          <table:table-cell table:style-name="ce27" office:value-type="string" calcext:value-type="string">
            <text:p>MinDistanceBetweenVehicles Yds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0 = Left to Right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2" table:formula="of:=([.$F$5]*3600/1760)/(([.E10]-1)/5)" office:value-type="float" office:value="42.6136363636364" calcext:value-type="float">
            <text:p>42.61</text:p>
          </table:table-cell>
          <table:table-cell table:style-name="ce22" table:formula="of:=([.$F$5]*3600/1760)/[.F10]" office:value-type="float" office:value="36.525974025974" calcext:value-type="float">
            <text:p>36.53</text:p>
          </table:table-cell>
          <table:table-cell table:style-name="ce22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1]-1)/5)" office:value-type="float" office:value="13.4569377990431" calcext:value-type="float">
            <text:p>13.46</text:p>
          </table:table-cell>
          <table:table-cell table:style-name="ce23" table:formula="of:=([.$F$5]*3600/1760)/[.F11]" office:value-type="float" office:value="12.7840909090909" calcext:value-type="float">
            <text:p>12.78</text:p>
          </table:table-cell>
          <table:table-cell table:style-name="ce23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2]-1)/5)" office:value-type="float" office:value="36.525974025974" calcext:value-type="float">
            <text:p>36.53</text:p>
          </table:table-cell>
          <table:table-cell table:style-name="ce23" table:formula="of:=([.$F$5]*3600/1760)/[.F12]" office:value-type="float" office:value="31.9602272727273" calcext:value-type="float">
            <text:p>31.96</text:p>
          </table:table-cell>
          <table:table-cell table:style-name="ce23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3]-1)/5)" office:value-type="float" office:value="31.9602272727273" calcext:value-type="float">
            <text:p>31.96</text:p>
          </table:table-cell>
          <table:table-cell table:style-name="ce23" table:formula="of:=([.$F$5]*3600/1760)/[.F13]" office:value-type="float" office:value="28.4090909090909" calcext:value-type="float">
            <text:p>28.41</text:p>
          </table:table-cell>
          <table:table-cell table:style-name="ce23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4]-1)/5)" office:value-type="float" office:value="36.525974025974" calcext:value-type="float">
            <text:p>36.53</text:p>
          </table:table-cell>
          <table:table-cell table:style-name="ce23" table:formula="of:=([.$F$5]*3600/1760)/[.F14]" office:value-type="float" office:value="31.9602272727273" calcext:value-type="float">
            <text:p>31.96</text:p>
          </table:table-cell>
          <table:table-cell table:style-name="ce23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5]-1)/5)" office:value-type="float" office:value="11.1166007905138" calcext:value-type="float">
            <text:p>11.12</text:p>
          </table:table-cell>
          <table:table-cell table:style-name="ce23" table:formula="of:=([.$F$5]*3600/1760)/[.F15]" office:value-type="float" office:value="10.6534090909091" calcext:value-type="float">
            <text:p>10.65</text:p>
          </table:table-cell>
          <table:table-cell table:style-name="ce23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6]-1)/5)" office:value-type="float" office:value="31.9602272727273" calcext:value-type="float">
            <text:p>31.96</text:p>
          </table:table-cell>
          <table:table-cell table:style-name="ce23" table:formula="of:=([.$F$5]*3600/1760)/[.F16]" office:value-type="float" office:value="28.4090909090909" calcext:value-type="float">
            <text:p>28.41</text:p>
          </table:table-cell>
          <table:table-cell table:style-name="ce23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7]-1)/5)" office:value-type="float" office:value="36.525974025974" calcext:value-type="float">
            <text:p>36.53</text:p>
          </table:table-cell>
          <table:table-cell table:style-name="ce23" table:formula="of:=([.$F$5]*3600/1760)/[.F17]" office:value-type="float" office:value="31.9602272727273" calcext:value-type="float">
            <text:p>31.96</text:p>
          </table:table-cell>
          <table:table-cell table:style-name="ce23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8" calcext:value-type="float">
            <text:p>780.346820809248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8]-1)/5)" office:value-type="float" office:value="23.2438016528926" calcext:value-type="float">
            <text:p>23.24</text:p>
          </table:table-cell>
          <table:table-cell table:style-name="ce23" table:formula="of:=([.$F$5]*3600/1760)/[.F18]" office:value-type="float" office:value="21.3068181818182" calcext:value-type="float">
            <text:p>21.31</text:p>
          </table:table-cell>
          <table:table-cell table:style-name="ce23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3" calcext:value-type="float">
            <text:p>743.801652892563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9]-1)/5)" office:value-type="float" office:value="36.525974025974" calcext:value-type="float">
            <text:p>36.53</text:p>
          </table:table-cell>
          <table:table-cell table:style-name="ce23" table:formula="of:=([.$F$5]*3600/1760)/[.F19]" office:value-type="float" office:value="31.9602272727273" calcext:value-type="float">
            <text:p>31.96</text:p>
          </table:table-cell>
          <table:table-cell table:style-name="ce23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0]-1)/5)" office:value-type="float" office:value="31.9602272727273" calcext:value-type="float">
            <text:p>31.96</text:p>
          </table:table-cell>
          <table:table-cell table:style-name="ce23" table:formula="of:=([.$F$5]*3600/1760)/[.F20]" office:value-type="float" office:value="28.4090909090909" calcext:value-type="float">
            <text:p>28.41</text:p>
          </table:table-cell>
          <table:table-cell table:style-name="ce23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1]-1)/5)" office:value-type="float" office:value="36.525974025974" calcext:value-type="float">
            <text:p>36.53</text:p>
          </table:table-cell>
          <table:table-cell table:style-name="ce23" table:formula="of:=([.$F$5]*3600/1760)/[.F21]" office:value-type="float" office:value="31.9602272727273" calcext:value-type="float">
            <text:p>31.96</text:p>
          </table:table-cell>
          <table:table-cell table:style-name="ce23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9" calcext:value-type="float">
            <text:p>754.189944134079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2]-1)/5)" office:value-type="float" office:value="31.9602272727273" calcext:value-type="float">
            <text:p>31.96</text:p>
          </table:table-cell>
          <table:table-cell table:style-name="ce23" table:formula="of:=([.$F$5]*3600/1760)/[.F22]" office:value-type="float" office:value="28.4090909090909" calcext:value-type="float">
            <text:p>28.41</text:p>
          </table:table-cell>
          <table:table-cell table:style-name="ce23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5" calcext:value-type="float">
            <text:p>639.810426540285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3]-1)/5)" office:value-type="float" office:value="42.6136363636364" calcext:value-type="float">
            <text:p>42.61</text:p>
          </table:table-cell>
          <table:table-cell table:style-name="ce23" table:formula="of:=([.$F$5]*3600/1760)/[.F23]" office:value-type="float" office:value="36.525974025974" calcext:value-type="float">
            <text:p>36.53</text:p>
          </table:table-cell>
          <table:table-cell table:style-name="ce23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4]-1)/5)" office:value-type="float" office:value="28.4090909090909" calcext:value-type="float">
            <text:p>28.41</text:p>
          </table:table-cell>
          <table:table-cell table:style-name="ce23" table:formula="of:=([.$F$5]*3600/1760)/[.F24]" office:value-type="float" office:value="25.5681818181818" calcext:value-type="float">
            <text:p>25.57</text:p>
          </table:table-cell>
          <table:table-cell table:style-name="ce23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5" calcext:value-type="float">
            <text:p>528.375733855185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5]-1)/5)" office:value-type="float" office:value="63.9204545454545" calcext:value-type="float">
            <text:p>63.92</text:p>
          </table:table-cell>
          <table:table-cell table:style-name="ce23" table:formula="of:=([.$F$5]*3600/1760)/[.F25]" office:value-type="float" office:value="51.1363636363636" calcext:value-type="float">
            <text:p>51.14</text:p>
          </table:table-cell>
          <table:table-cell table:style-name="ce23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3" calcext:value-type="float">
            <text:p>493.601462522853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6]-1)/5)" office:value-type="float" office:value="28.4090909090909" calcext:value-type="float">
            <text:p>28.41</text:p>
          </table:table-cell>
          <table:table-cell table:style-name="ce23" table:formula="of:=([.$F$5]*3600/1760)/[.F26]" office:value-type="float" office:value="25.5681818181818" calcext:value-type="float">
            <text:p>25.57</text:p>
          </table:table-cell>
          <table:table-cell table:style-name="ce23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3" calcext:value-type="float">
            <text:p>533.596837944663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7]-1)/5)" office:value-type="float" office:value="31.9602272727273" calcext:value-type="float">
            <text:p>31.96</text:p>
          </table:table-cell>
          <table:table-cell table:style-name="ce23" table:formula="of:=([.$F$5]*3600/1760)/[.F27]" office:value-type="float" office:value="28.4090909090909" calcext:value-type="float">
            <text:p>28.41</text:p>
          </table:table-cell>
          <table:table-cell table:style-name="ce23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7" calcext:value-type="float">
            <text:p>581.896551724137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8]-1)/5)" office:value-type="float" office:value="31.9602272727273" calcext:value-type="float">
            <text:p>31.96</text:p>
          </table:table-cell>
          <table:table-cell table:style-name="ce23" table:formula="of:=([.$F$5]*3600/1760)/[.F28]" office:value-type="float" office:value="28.4090909090909" calcext:value-type="float">
            <text:p>28.41</text:p>
          </table:table-cell>
          <table:table-cell table:style-name="ce23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9]-1)/5)" office:value-type="float" office:value="42.6136363636364" calcext:value-type="float">
            <text:p>42.61</text:p>
          </table:table-cell>
          <table:table-cell table:style-name="ce23" table:formula="of:=([.$F$5]*3600/1760)/[.F29]" office:value-type="float" office:value="36.525974025974" calcext:value-type="float">
            <text:p>36.53</text:p>
          </table:table-cell>
          <table:table-cell table:style-name="ce23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0]-1)/5)" office:value-type="float" office:value="36.525974025974" calcext:value-type="float">
            <text:p>36.53</text:p>
          </table:table-cell>
          <table:table-cell table:style-name="ce23" table:formula="of:=([.$F$5]*3600/1760)/[.F30]" office:value-type="float" office:value="31.9602272727273" calcext:value-type="float">
            <text:p>31.96</text:p>
          </table:table-cell>
          <table:table-cell table:style-name="ce23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3" calcext:value-type="float">
            <text:p>692.307692307693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1]-1)/5)" office:value-type="float" office:value="31.9602272727273" calcext:value-type="float">
            <text:p>31.96</text:p>
          </table:table-cell>
          <table:table-cell table:style-name="ce23" table:formula="of:=([.$F$5]*3600/1760)/[.F31]" office:value-type="float" office:value="28.4090909090909" calcext:value-type="float">
            <text:p>28.41</text:p>
          </table:table-cell>
          <table:table-cell table:style-name="ce23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2]-1)/5)" office:value-type="float" office:value="42.6136363636364" calcext:value-type="float">
            <text:p>42.61</text:p>
          </table:table-cell>
          <table:table-cell table:style-name="ce23" table:formula="of:=([.$F$5]*3600/1760)/[.F32]" office:value-type="float" office:value="36.525974025974" calcext:value-type="float">
            <text:p>36.53</text:p>
          </table:table-cell>
          <table:table-cell table:style-name="ce23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3]-1)/5)" office:value-type="float" office:value="51.1363636363636" calcext:value-type="float">
            <text:p>51.14</text:p>
          </table:table-cell>
          <table:table-cell table:style-name="ce23" table:formula="of:=([.$F$5]*3600/1760)/[.F33]" office:value-type="float" office:value="42.6136363636364" calcext:value-type="float">
            <text:p>42.61</text:p>
          </table:table-cell>
          <table:table-cell table:style-name="ce23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4]-1)/5)" office:value-type="float" office:value="42.6136363636364" calcext:value-type="float">
            <text:p>42.61</text:p>
          </table:table-cell>
          <table:table-cell table:style-name="ce23" table:formula="of:=([.$F$5]*3600/1760)/[.F34]" office:value-type="float" office:value="36.525974025974" calcext:value-type="float">
            <text:p>36.53</text:p>
          </table:table-cell>
          <table:table-cell table:style-name="ce23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5]-1)/5)" office:value-type="float" office:value="28.4090909090909" calcext:value-type="float">
            <text:p>28.41</text:p>
          </table:table-cell>
          <table:table-cell table:style-name="ce23" table:formula="of:=([.$F$5]*3600/1760)/[.F35]" office:value-type="float" office:value="25.5681818181818" calcext:value-type="float">
            <text:p>25.57</text:p>
          </table:table-cell>
          <table:table-cell table:style-name="ce23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6]-1)/5)" office:value-type="float" office:value="28.4090909090909" calcext:value-type="float">
            <text:p>28.41</text:p>
          </table:table-cell>
          <table:table-cell table:style-name="ce23" table:formula="of:=([.$F$5]*3600/1760)/[.F36]" office:value-type="float" office:value="25.5681818181818" calcext:value-type="float">
            <text:p>25.57</text:p>
          </table:table-cell>
          <table:table-cell table:style-name="ce23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7]-1)/5)" office:value-type="float" office:value="25.5681818181818" calcext:value-type="float">
            <text:p>25.57</text:p>
          </table:table-cell>
          <table:table-cell table:style-name="ce23" table:formula="of:=([.$F$5]*3600/1760)/[.F37]" office:value-type="float" office:value="23.2438016528926" calcext:value-type="float">
            <text:p>23.24</text:p>
          </table:table-cell>
          <table:table-cell table:style-name="ce23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8]-1)/5)" office:value-type="float" office:value="31.9602272727273" calcext:value-type="float">
            <text:p>31.96</text:p>
          </table:table-cell>
          <table:table-cell table:style-name="ce23" table:formula="of:=([.$F$5]*3600/1760)/[.F38]" office:value-type="float" office:value="28.4090909090909" calcext:value-type="float">
            <text:p>28.41</text:p>
          </table:table-cell>
          <table:table-cell table:style-name="ce23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9]-1)/5)" office:value-type="float" office:value="31.9602272727273" calcext:value-type="float">
            <text:p>31.96</text:p>
          </table:table-cell>
          <table:table-cell table:style-name="ce23" table:formula="of:=([.$F$5]*3600/1760)/[.F39]" office:value-type="float" office:value="28.4090909090909" calcext:value-type="float">
            <text:p>28.41</text:p>
          </table:table-cell>
          <table:table-cell table:style-name="ce23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6" calcext:value-type="float">
            <text:p>876.623376623376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0]-1)/5)" office:value-type="float" office:value="28.4090909090909" calcext:value-type="float">
            <text:p>28.41</text:p>
          </table:table-cell>
          <table:table-cell table:style-name="ce23" table:formula="of:=([.$F$5]*3600/1760)/[.F40]" office:value-type="float" office:value="25.5681818181818" calcext:value-type="float">
            <text:p>25.57</text:p>
          </table:table-cell>
          <table:table-cell table:style-name="ce23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1]-1)/5)" office:value-type="float" office:value="36.525974025974" calcext:value-type="float">
            <text:p>36.53</text:p>
          </table:table-cell>
          <table:table-cell table:style-name="ce23" table:formula="of:=([.$F$5]*3600/1760)/[.F41]" office:value-type="float" office:value="31.9602272727273" calcext:value-type="float">
            <text:p>31.96</text:p>
          </table:table-cell>
          <table:table-cell table:style-name="ce23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8" calcext:value-type="float">
            <text:p>769.230769230768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2]-1)/5)" office:value-type="float" office:value="31.9602272727273" calcext:value-type="float">
            <text:p>31.96</text:p>
          </table:table-cell>
          <table:table-cell table:style-name="ce23" table:formula="of:=([.$F$5]*3600/1760)/[.F42]" office:value-type="float" office:value="28.4090909090909" calcext:value-type="float">
            <text:p>28.41</text:p>
          </table:table-cell>
          <table:table-cell table:style-name="ce23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3]-1)/5)" office:value-type="float" office:value="31.9602272727273" calcext:value-type="float">
            <text:p>31.96</text:p>
          </table:table-cell>
          <table:table-cell table:style-name="ce23" table:formula="of:=([.$F$5]*3600/1760)/[.F43]" office:value-type="float" office:value="28.4090909090909" calcext:value-type="float">
            <text:p>28.41</text:p>
          </table:table-cell>
          <table:table-cell table:style-name="ce23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3" calcext:value-type="float">
            <text:p>658.536585365853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4]-1)/5)" office:value-type="float" office:value="36.525974025974" calcext:value-type="float">
            <text:p>36.53</text:p>
          </table:table-cell>
          <table:table-cell table:style-name="ce23" table:formula="of:=([.$F$5]*3600/1760)/[.F44]" office:value-type="float" office:value="31.9602272727273" calcext:value-type="float">
            <text:p>31.96</text:p>
          </table:table-cell>
          <table:table-cell table:style-name="ce23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2" calcext:value-type="float">
            <text:p>477.031802120142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5]-1)/5)" office:value-type="float" office:value="31.9602272727273" calcext:value-type="float">
            <text:p>31.96</text:p>
          </table:table-cell>
          <table:table-cell table:style-name="ce23" table:formula="of:=([.$F$5]*3600/1760)/[.F45]" office:value-type="float" office:value="28.4090909090909" calcext:value-type="float">
            <text:p>28.41</text:p>
          </table:table-cell>
          <table:table-cell table:style-name="ce23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6" calcext:value-type="float">
            <text:p>429.25278219396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6]-1)/5)" office:value-type="float" office:value="36.525974025974" calcext:value-type="float">
            <text:p>36.53</text:p>
          </table:table-cell>
          <table:table-cell table:style-name="ce23" table:formula="of:=([.$F$5]*3600/1760)/[.F46]" office:value-type="float" office:value="31.9602272727273" calcext:value-type="float">
            <text:p>31.96</text:p>
          </table:table-cell>
          <table:table-cell table:style-name="ce23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6" calcext:value-type="float">
            <text:p>576.923076923076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7]-1)/5)" office:value-type="float" office:value="28.4090909090909" calcext:value-type="float">
            <text:p>28.41</text:p>
          </table:table-cell>
          <table:table-cell table:style-name="ce23" table:formula="of:=([.$F$5]*3600/1760)/[.F47]" office:value-type="float" office:value="25.5681818181818" calcext:value-type="float">
            <text:p>25.57</text:p>
          </table:table-cell>
          <table:table-cell table:style-name="ce23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8]-1)/5)" office:value-type="float" office:value="31.9602272727273" calcext:value-type="float">
            <text:p>31.96</text:p>
          </table:table-cell>
          <table:table-cell table:style-name="ce23" table:formula="of:=([.$F$5]*3600/1760)/[.F48]" office:value-type="float" office:value="28.4090909090909" calcext:value-type="float">
            <text:p>28.41</text:p>
          </table:table-cell>
          <table:table-cell table:style-name="ce23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4" calcext:value-type="float">
            <text:p>706.806282722514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9]-1)/5)" office:value-type="float" office:value="28.4090909090909" calcext:value-type="float">
            <text:p>28.41</text:p>
          </table:table-cell>
          <table:table-cell table:style-name="ce23" table:formula="of:=([.$F$5]*3600/1760)/[.F49]" office:value-type="float" office:value="25.5681818181818" calcext:value-type="float">
            <text:p>25.57</text:p>
          </table:table-cell>
          <table:table-cell table:style-name="ce23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2" calcext:value-type="float">
            <text:p>733.695652173912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0]-1)/5)" office:value-type="float" office:value="28.4090909090909" calcext:value-type="float">
            <text:p>28.41</text:p>
          </table:table-cell>
          <table:table-cell table:style-name="ce23" table:formula="of:=([.$F$5]*3600/1760)/[.F50]" office:value-type="float" office:value="25.5681818181818" calcext:value-type="float">
            <text:p>25.57</text:p>
          </table:table-cell>
          <table:table-cell table:style-name="ce23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" calcext:value-type="float">
            <text:p>731.70731707317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1]-1)/5)" office:value-type="float" office:value="31.9602272727273" calcext:value-type="float">
            <text:p>31.96</text:p>
          </table:table-cell>
          <table:table-cell table:style-name="ce23" table:formula="of:=([.$F$5]*3600/1760)/[.F51]" office:value-type="float" office:value="28.4090909090909" calcext:value-type="float">
            <text:p>28.41</text:p>
          </table:table-cell>
          <table:table-cell table:style-name="ce23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8" calcext:value-type="float">
            <text:p>868.167202572348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2]-1)/5)" office:value-type="float" office:value="51.1363636363636" calcext:value-type="float">
            <text:p>51.14</text:p>
          </table:table-cell>
          <table:table-cell table:style-name="ce23" table:formula="of:=([.$F$5]*3600/1760)/[.F52]" office:value-type="float" office:value="42.6136363636364" calcext:value-type="float">
            <text:p>42.61</text:p>
          </table:table-cell>
          <table:table-cell table:style-name="ce23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3]-1)/5)" office:value-type="float" office:value="31.9602272727273" calcext:value-type="float">
            <text:p>31.96</text:p>
          </table:table-cell>
          <table:table-cell table:style-name="ce23" table:formula="of:=([.$F$5]*3600/1760)/[.F53]" office:value-type="float" office:value="28.4090909090909" calcext:value-type="float">
            <text:p>28.41</text:p>
          </table:table-cell>
          <table:table-cell table:style-name="ce23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4]-1)/5)" office:value-type="float" office:value="28.4090909090909" calcext:value-type="float">
            <text:p>28.41</text:p>
          </table:table-cell>
          <table:table-cell table:style-name="ce23" table:formula="of:=([.$F$5]*3600/1760)/[.F54]" office:value-type="float" office:value="25.5681818181818" calcext:value-type="float">
            <text:p>25.57</text:p>
          </table:table-cell>
          <table:table-cell table:style-name="ce23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4" calcext:value-type="float">
            <text:p>773.638968481374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5]-1)/5)" office:value-type="float" office:value="31.9602272727273" calcext:value-type="float">
            <text:p>31.96</text:p>
          </table:table-cell>
          <table:table-cell table:style-name="ce23" table:formula="of:=([.$F$5]*3600/1760)/[.F55]" office:value-type="float" office:value="28.4090909090909" calcext:value-type="float">
            <text:p>28.41</text:p>
          </table:table-cell>
          <table:table-cell table:style-name="ce23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6]-1)/5)" office:value-type="float" office:value="28.4090909090909" calcext:value-type="float">
            <text:p>28.41</text:p>
          </table:table-cell>
          <table:table-cell table:style-name="ce23" table:formula="of:=([.$F$5]*3600/1760)/[.F56]" office:value-type="float" office:value="25.5681818181818" calcext:value-type="float">
            <text:p>25.57</text:p>
          </table:table-cell>
          <table:table-cell table:style-name="ce23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7]-1)/5)" office:value-type="float" office:value="21.3068181818182" calcext:value-type="float">
            <text:p>21.31</text:p>
          </table:table-cell>
          <table:table-cell table:style-name="ce23" table:formula="of:=([.$F$5]*3600/1760)/[.F57]" office:value-type="float" office:value="19.6678321678322" calcext:value-type="float">
            <text:p>19.67</text:p>
          </table:table-cell>
          <table:table-cell table:style-name="ce23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8]-1)/5)" office:value-type="float" office:value="28.4090909090909" calcext:value-type="float">
            <text:p>28.41</text:p>
          </table:table-cell>
          <table:table-cell table:style-name="ce23" table:formula="of:=([.$F$5]*3600/1760)/[.F58]" office:value-type="float" office:value="25.5681818181818" calcext:value-type="float">
            <text:p>25.57</text:p>
          </table:table-cell>
          <table:table-cell table:style-name="ce23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9]-1)/5)" office:value-type="float" office:value="28.4090909090909" calcext:value-type="float">
            <text:p>28.41</text:p>
          </table:table-cell>
          <table:table-cell table:style-name="ce23" table:formula="of:=([.$F$5]*3600/1760)/[.F59]" office:value-type="float" office:value="25.5681818181818" calcext:value-type="float">
            <text:p>25.57</text:p>
          </table:table-cell>
          <table:table-cell table:style-name="ce23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([.$F$5]*3600/1760)/(([.E60]-1)/5)" office:value-type="float" office:value="36.525974025974" calcext:value-type="float">
            <text:p>36.53</text:p>
          </table:table-cell>
          <table:table-cell table:style-name="ce24" table:formula="of:=([.$F$5]*3600/1760)/[.F60]" office:value-type="float" office:value="31.9602272727273" calcext:value-type="float">
            <text:p>31.96</text:p>
          </table:table-cell>
          <table:table-cell table:style-name="ce24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10mins</text:p>
          </table:table-cell>
          <table:table-cell table:style-name="ce25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6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6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'Data Input and Calculations'.Q45:'Data Input and Calculations'.Q45 'Data Input and Calculations'.Q46:'Data Input and Calculations'.Q141 'Data Input and Calculations'.P45:'Data Input and Calculations'.P45 'Data Input and Calculations'.P46:'Data Input and Calculations'.P141 'Data Input and Calculations'.O45:'Data Input and Calculations'.O45 'Data Input and Calculations'.O46:'Data Input and Calculations'.O141 'Data Input and Calculations'.N45:'Data Input and Calculations'.N45 'Data Input and Calculations'.N46:'Data Input and Calculations'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'Data Input and Calculations'.Q45:'Data Input and Calculations'.Q45 'Data Input and Calculations'.Q270:'Data Input and Calculations'.Q327 'Data Input and Calculations'.N45:'Data Input and Calculations'.N45 'Data Input and Calculations'.N270:'Data Input and Calculations'.N327 'Data Input and Calculations'.O45:'Data Input and Calculations'.O45 'Data Input and Calculations'.O270:'Data Input and Calculations'.O327 'Data Input and Calculations'.P45:'Data Input and Calculations'.P45 'Data Input and Calculations'.P270:'Data Input and Calculations'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'Data Input and Calculations'.Q45:'Data Input and Calculations'.Q45 'Data Input and Calculations'.Q46:'Data Input and Calculations'.Q337 'Data Input and Calculations'.P45:'Data Input and Calculations'.P45 'Data Input and Calculations'.P46:'Data Input and Calculations'.P337 'Data Input and Calculations'.O45:'Data Input and Calculations'.O45 'Data Input and Calculations'.O46:'Data Input and Calculations'.O337 'Data Input and Calculations'.N45:'Data Input and Calculations'.N45 'Data Input and Calculations'.N46:'Data Input and Calculations'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20:25:44.867767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7T10:30:42.254282698</dc:date>
    <meta:editing-duration>P2DT7H12M23S</meta:editing-duration>
    <meta:editing-cycles>63</meta:editing-cycles>
    <meta:generator>LibreOffice/5.0.2.2$Linux_X86_64 LibreOffice_project/00m0$Build-2</meta:generator>
    <meta:document-statistic meta:table-count="4" meta:cell-count="1030" meta:object-count="11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cm" svg:y="0.437cm" chart:style-name="ch2">
          <text:p>Open Traffic Survey - Time :  Date - Speed of vehicles</text:p>
        </chart:title>
        <chart:subtitle svg:x="4.798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8">
                <text:p>780.3468208092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3">
                <text:p>743.8016528925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9">
                <text:p>754.18994413407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5">
                <text:p>639.8104265402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5">
                <text:p>528.3757338551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3">
                <text:p>493.601462522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3">
                <text:p>533.5968379446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7">
                <text:p>581.8965517241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6">
                <text:p>876.6233766233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8">
                <text:p>769.2307692307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3">
                <text:p>658.536585365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2">
                <text:p>477.03180212014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6">
                <text:p>429.252782193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6">
                <text:p>576.9230769230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4">
                <text:p>706.80628272251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2">
                <text:p>733.69565217391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">
                <text:p>731.7073170731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8">
                <text:p>868.1672025723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4">
                <text:p>773.63896848137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45 'Data Input and Calculations'.N270:'Data Input and Calculations'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270:'Data Input and Calculations'.Q327" chart:label-cell-address="'Data Input and Calculations'.Q45:'Data Input and Calculations'.Q45" chart:class="chart:bar">
            <chart:data-point chart:repeated="58"/>
          </chart:series>
          <chart:series chart:style-name="ch13" chart:values-cell-range-address="'Data Input and Calculations'.N270:'Data Input and Calculations'.N327" chart:label-cell-address="'Data Input and Calculations'.N45:'Data Input and Calculations'.N45" chart:class="chart:bar">
            <chart:data-point chart:repeated="58"/>
          </chart:series>
          <chart:series chart:style-name="ch14" chart:values-cell-range-address="'Data Input and Calculations'.O270:'Data Input and Calculations'.O327" chart:label-cell-address="'Data Input and Calculations'.O45:'Data Input and Calculations'.O45" chart:class="chart:bar">
            <chart:data-point chart:repeated="58"/>
          </chart:series>
          <chart:series chart:style-name="ch15" chart:values-cell-range-address="'Data Input and Calculations'.P270:'Data Input and Calculations'.P327" chart:label-cell-address="'Data Input and Calculations'.P45:'Data Input and Calculations'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Q270:'Data Input and Calculations'.Q327</svg:desc>
                </draw:g>
              </table:table-cell>
              <table:table-cell office:value-type="float" office:value="NaN">
                <text:p>NaN</text:p>
                <draw:g>
                  <svg:desc>'Data Input and Calculations'.N270:'Data Input and Calculations'.N327</svg:desc>
                </draw:g>
              </table:table-cell>
              <table:table-cell office:value-type="float" office:value="NaN">
                <text:p>NaN</text:p>
                <draw:g>
                  <svg:desc>'Data Input and Calculations'.O270:'Data Input and Calculations'.O327</svg:desc>
                </draw:g>
              </table:table-cell>
              <table:table-cell office:value-type="float" office:value="NaN">
                <text:p>NaN</text:p>
                <draw:g>
                  <svg:desc>'Data Input and Calculations'.P270:'Data Input and Calculations'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5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502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141" chart:label-cell-address="'Data Input and Calculations'.Q45:'Data Input and Calculations'.Q45" chart:class="chart:bar">
            <chart:data-point chart:repeated="96"/>
          </chart:series>
          <chart:series chart:style-name="ch13" chart:values-cell-range-address="'Data Input and Calculations'.P46:'Data Input and Calculations'.P141" chart:label-cell-address="'Data Input and Calculations'.P45:'Data Input and Calculations'.P45" chart:class="chart:bar">
            <chart:data-point chart:repeated="96"/>
          </chart:series>
          <chart:series chart:style-name="ch14" chart:values-cell-range-address="'Data Input and Calculations'.O46:'Data Input and Calculations'.O141" chart:label-cell-address="'Data Input and Calculations'.O45:'Data Input and Calculations'.O45" chart:class="chart:bar">
            <chart:data-point chart:repeated="96"/>
          </chart:series>
          <chart:series chart:style-name="ch15" chart:values-cell-range-address="'Data Input and Calculations'.N46:'Data Input and Calculations'.N141" chart:label-cell-address="'Data Input and Calculations'.N45:'Data Input and Calculations'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141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141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141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81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337" chart:label-cell-address="'Data Input and Calculations'.Q45:'Data Input and Calculations'.Q45" chart:class="chart:bar">
            <chart:data-point chart:repeated="292"/>
          </chart:series>
          <chart:series chart:style-name="ch13" chart:values-cell-range-address="'Data Input and Calculations'.P46:'Data Input and Calculations'.P337" chart:label-cell-address="'Data Input and Calculations'.P45:'Data Input and Calculations'.P45" chart:class="chart:bar">
            <chart:data-point chart:repeated="292"/>
          </chart:series>
          <chart:series chart:style-name="ch14" chart:values-cell-range-address="'Data Input and Calculations'.O46:'Data Input and Calculations'.O337" chart:label-cell-address="'Data Input and Calculations'.O45:'Data Input and Calculations'.O45" chart:class="chart:bar">
            <chart:data-point chart:repeated="292"/>
          </chart:series>
          <chart:series chart:style-name="ch15" chart:values-cell-range-address="'Data Input and Calculations'.N46:'Data Input and Calculations'.N337" chart:label-cell-address="'Data Input and Calculations'.N45:'Data Input and Calculations'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337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337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337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5cm" svg:y="0.48cm" chart:style-name="ch2">
          <text:p>19th May 2015 Hudds Rd - Speed of vehicles using more accurate speed calculations - with estimated error range</text:p>
        </chart:title>
        <chart:subtitle svg:x="11.97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